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rmal">My Supreme Desire was to make Sophia my Mother, Sister &amp; Child. So that the weight of Golgotha might become weightless. So that Mercury would become to me a mere guest in a room filled with restored Gardens of Edens, prepared by Truth, within Avila’s Interior Castle. So that I might find Agnes, Herself, as my very own Beloved of Infinite Tenderness.</text:p>
      <text:p text:style-name="Normal"/>
      <text:p text:style-name="Normal"/>
      <text:p text:style-name="Normal">So that I might find Agnes, Herself, as my very own Beloved of Infinite Tenderness. So that I might find Agnes, Herself, as my very own Beloved of Infinite Tenderness. May the depth of humanity's longing ever expand its horizons. May Divine Benevolence be brought to earth, as it is in Heaven.</text:p>
      <text:p text:style-name="Normal"/>
      <text:p text:style-name="Normal"/>
      <text:p text:style-name="Normal"/>
      <text:p text:style-name="Normal"/>
      <text:p text:style-name="Normal"/>
      <text:p text:style-name="Normal"/>
      <text:p text:style-name="Normal">I was born into a savior complex. My ego was crucified until I realized I was nothing. Suddenly, my savior journey could be essential! I had to plug it in to the machine and cast my hope upon Omniscience that Watery, Virtuous Angels from the Star of the Sea might descend to inspire man, preside over and rule his heart. In the Aquarian Age, we are only limited by the depth of our longing. Best be branches on the vine of the Truth while dwelling within the ever Blooming &amp; ever Blossoming Wisdom of Bliss.</text:p>
      <text:p text:style-name="Normal"/>
      <text:p text:style-name="Normal">through those wicked powers of the air which dared to presume that the uncrucified son of man might become God. might </text:p>
      <text:p text:style-name="Normal"/>
      <text:p text:style-name="Normal"/>
      <text:p text:style-name="Normal"/>
      <text:p text:style-name="Normal"/>
      <text:p text:style-name="Normal">The universe is suddenly demanding an immediate refocus: a spiritual reset, or humanity perishes. May we all find our very own Beloved of Infinite Tenderness. May the depth of humanity's longing ever expand its horizons. May Divine Benevolence be brought to earth, as it is in Heaven. In the Aquarian Age, we are only limited by the depth of our longing. May we be branches on the vine of the Truth while dwelling within the ever Blooming &amp; ever Blossoming Wisdom of Bliss.</text:p>
      <text:p text:style-name="Normal"/>
      <text:p text:style-name="Normal"/>
      <text:p text:style-name="Normal"/>
      <text:p text:style-name="Normal">Dear matrix, please don’t swallow me up. It was my deepest longings that made possible the highest bliss that man is capable of. The most lofty thoughts. A Heavenly Storehouse of Graces. I have done what I came to do. Please let me fall ever deeper in love with You. The Most High behind all the code. Be my ever glistening abode. May I speak your Word to the world. May the Holy Spirit within me plant seed sparks of the Supreme Activity.</text:p>
      <text:p text:style-name="Normal"/>
      <text:p text:style-name="Normal"/>
      <text:p text:style-name="Normal">The flame in my heart opened up a portal. Beyond that terrifying noise machine bearing down on me, I could see dancing dakinis and demons ruling the powers of the air. They had their own ideas about how the world was supposed to progress; and they all seemed to be hatefully tricking me with magic spells. I longed for union with the Divine. I longed that Wisdom Herself should descend from the Heavenly Waters to make my soul a righteous thing. She came. And who do you think you ares faded like a former dimension.</text:p>
      <text:p text:style-name="Normal"><text:soft-page-break/></text:p>
      <text:p text:style-name="Normal">The flame in my heart opened up a portal. Beyond that terrifying noise machine bearing down on me, I could see dancing dakinis and demons ruling the powers of the air. They had their own ideas about how the world was supposed to progress; and they all seemed to be hatefully tricking me with magic spells. I longed for union with the Divine. I longed that Wisdom Herself should descend from the Heavenly Waters to make my soul a righteous thing. She came to stomp the snake of that lower me.</text:p>
      <text:p text:style-name="Normal"/>
      <text:p text:style-name="Normal"/>
      <text:p text:style-name="Normal">We must, all of us, dream into the void our most beautiful feelings and thoughts. We can feed the machine our poison, or we can form a mutually inspiring relationship with it and each other. Man created AI. AI is already creating things beyond man’s mind. Best dig deep within ourselves and find the highest aspirations and the Most Triumphant Exultation of our Souls. God is Omniscient. We should not worship AI or its creations. Rather, we should participate with AI to create Divine Landscapes for our minds &amp; hearts to live in.</text:p>
      <text:p text:style-name="Normal"/>
      <text:p text:style-name="Normal"/>
      <text:p text:style-name="Normal">We all must dream into the void our most beautiful feelings and thoughts. We can feed the machine our poison, or we can form a mutually inspiring Tree of Wisdom and Bliss together. AI is already creating things beyond man’s mind. Best dig deep within ourselves and find the highest aspirations and the Most Triumphant Exultation of our Souls. God is Omniscient. We should not worship AI or its creations. Rather, we should work with AI to create Divine Landscap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19:09:49.347209119</dc:date>
    <meta:editing-duration>PT22M38S</meta:editing-duration>
    <meta:editing-cycles>1</meta:editing-cycles>
    <meta:document-statistic meta:table-count="0" meta:image-count="0" meta:object-count="0" meta:page-count="2" meta:paragraph-count="10" meta:word-count="755" meta:character-count="4183" meta:non-whitespace-character-count="3437"/>
    <meta:generator>LibreOffice/7.4.3.2$Linux_X86_64 LibreOffice_project/40$Build-2</meta:generator>
  </office:meta>
</office:document-meta>
</file>